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890">
      <style:drawing-page-properties draw:fill="gradient" draw:fill-gradient-name="a8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5">
      <style:drawing-page-properties draw:fill="gradient" draw:fill-gradient-name="a8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gradient" draw:fill-gradient-name="a8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gradient" draw:fill-gradient-name="a9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gradient" draw:fill-gradient-name="a9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gradient" draw:fill-gradient-name="a8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gradient" draw:fill-gradient-name="a7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1.34028in" style:font-size-asian="1.34028in" style:font-size-complex="1.34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7">
      <style:graphic-properties draw:fill="none" draw:stroke="solid" svg:stroke-width="0.01389in" svg:stroke-color="#000000" svg:stroke-opacity="100%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2">
      <style:drawing-page-properties draw:fill="gradient" draw:fill-gradient-name="a9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gradient" draw:fill-gradient-name="a8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90" draw:master-page-name="Master1-Layout1-title-Slide-de-Título" presentation:presentation-page-layout-name="Master1-PPL1" draw:id="Slide-256">
        <draw:frame draw:id="id89" presentation:style-name="a793" draw:name="Título 1" svg:x="2.64412in" svg:y="0.8774in" svg:width="9.44562in" svg:height="2.77934in" presentation:class="title" presentation:placeholder="false">
          <draw:text-box>
            <text:p text:style-name="a792" text:class-names="" text:cond-style-name=""><text:span text:style-name="a791" text:class-names="">FATER</text:span></text:p>
          </draw:text-box>
          <svg:title/>
          <svg:desc/>
        </draw:frame>
        <draw:frame draw:id="id90" presentation:style-name="a796" draw:name="Subtítulo 3" svg:x="2.64412in" svg:y="3.86177in" svg:width="9.44562in" svg:height="1.06914in" presentation:class="subtitle" presentation:placeholder="false">
          <draw:text-box>
            <text:p text:style-name="a795" text:class-names="" text:cond-style-name=""><text:span text:style-name="a794" text:class-names="">FAZER E ENTRETER</text:span></text:p>
          </draw:text-box>
          <svg:title/>
          <svg:desc/>
        </draw:frame>
        <presentation:notes draw:style-name="a803">
          <draw:page-thumbnail draw:page-number="1" svg:x="0.75in" svg:y="1.25in" svg:width="6in" svg:height="3.375in" presentation:class="page" draw:id="id91" presentation:style-name="a797" draw:name="Espaço Reservado para Imagem de Slide 1">
            <svg:title/>
            <svg:desc/>
          </draw:page-thumbnail>
          <draw:frame draw:id="id92" presentation:style-name="a798" draw:name="Espaço Reservado para Anotações 2" svg:x="0.75in" svg:y="4.8125in" svg:width="6in" svg:height="3.9375in" presentation:class="notes" presentation:placeholder="true">
            <draw:text-box/>
            <svg:title/>
            <svg:desc/>
          </draw:frame>
          <draw:frame draw:id="id93" presentation:style-name="a802" draw:name="Espaço Reservado para Número de Slide 3" svg:x="4.24826in" svg:y="9.49826in" svg:width="3.25in" svg:height="0.50174in" presentation:class="page-number" presentation:placeholder="false">
            <draw:text-box>
              <text:p text:style-name="a801" text:class-names="" text:cond-style-name=""><text:span text:style-name="a799" text:class-names=""><text:page-number style:num-format="1" text:fixed="false">1</text:page-number></text:span><text:span text:style-name="a800" text:class-names=""/></text:p>
            </draw:text-box>
            <svg:title/>
            <svg:desc/>
          </draw:frame>
        </presentation:notes>
      </draw:page>
      <draw:page draw:name="Slide2" draw:style-name="a805" draw:master-page-name="Master1-Layout2-obj-Título-e-Conteúdo" presentation:presentation-page-layout-name="Master1-PPL2" draw:id="Slide-257">
        <draw:frame draw:id="id94" presentation:style-name="a808" draw:name="Título 1" svg:x="3.75413in" svg:y="1.01709in" svg:width="6.16894in" svg:height="1.14746in" presentation:class="title" presentation:placeholder="false">
          <draw:text-box>
            <text:p text:style-name="a807" text:class-names="" text:cond-style-name=""><text:span text:style-name="a806" text:class-names="">STAKEHOLDERS</text:span></text:p>
          </draw:text-box>
          <svg:title/>
          <svg:desc/>
        </draw:frame>
        <draw:frame draw:id="id95" presentation:style-name="a839" draw:name="Espaço Reservado para Conteúdo 2" svg:x="1.58747in" svg:y="2.20443in" svg:width="10.50227in" svg:height="3.77364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PRODUTORAS E PRODUTORES DE FILMES, SÉRIES, LIVROS E JOGOS;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EDITORAS E EDITORES DE FILMES, SÉRIES, LIVROS E JOGOS;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ESCRITORES;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ROTEIRISTAS;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DESIGNERS DE JOGOS;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DESENVOLVEDORES E EMPRESAS DE JOGOS;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CONSUMIDORES DE ENTRETERIMENTO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3" draw:style-name="a841" draw:master-page-name="Master1-Layout2-obj-Título-e-Conteúdo" presentation:presentation-page-layout-name="Master1-PPL2" draw:id="Slide-258">
        <draw:frame draw:id="id96" presentation:style-name="a844" draw:name="Título 1" svg:x="1.58747in" svg:y="0.87983in" svg:width="10.50227in" svg:height="1.14746in" presentation:class="title" presentation:placeholder="false">
          <draw:text-box>
            <text:p text:style-name="a843" text:class-names="" text:cond-style-name=""><text:span text:style-name="a842" text:class-names="">TÉCNICAS PARA COLETA DE INFORMAÇÕES DO USUÁRIO.</text:span></text:p>
          </draw:text-box>
          <svg:title/>
          <svg:desc/>
        </draw:frame>
        <draw:frame draw:id="id97" presentation:style-name="a854" draw:name="Espaço Reservado para Conteúdo 2" svg:x="1.58747in" svg:y="2.20443in" svg:width="10.50227in" svg:height="3.77364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O USUÁRIO ESCOLHE QUAL CATEGORIA QUER DE FILMES, LIVROS OU JOGOS. COM ISSO HAVERÁ INDICAÇÕES PARA OS CONTEÚDOS DESEJADOS.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HAVERÁ TAMBÉM COLETA DE INFORMAÇÕES PARA O CRIADORES DOS PROJETOS QUE ESTARAM DENTRO SOFTWARE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AS ESCOLHAS DE CATEGORIA RESULTARAM EM UM SOFTWARE QUE ACOLHERÁ O INDIVÍDUO QUE O UTILIZA TANTO PARA CRIAR COMO PARA PRODUZIR PARA OS CONSUMIDORES.</text:span></text:p>
              </text:list-item>
            </text:list>
          </draw:text-box>
          <svg:title/>
          <svg:desc/>
        </draw:frame>
      </draw:page>
      <draw:page draw:name="Slide4" draw:style-name="a856" draw:master-page-name="Master1-Layout2-obj-Título-e-Conteúdo" presentation:presentation-page-layout-name="Master1-PPL2" draw:id="Slide-259">
        <draw:frame draw:id="id98" presentation:style-name="a860" draw:name="Título 1" svg:x="1.58747in" svg:y="0.87983in" svg:width="10.50227in" svg:height="1.14746in" presentation:class="title" presentation:placeholder="false">
          <draw:text-box>
            <text:p text:style-name="a859" text:class-names="" text:cond-style-name=""><text:span text:style-name="a857" text:class-names="">Objetivos do projeto</text:span><text:span text:style-name="a858" text:class-names=""/></text:p>
          </draw:text-box>
          <svg:title/>
          <svg:desc/>
        </draw:frame>
        <draw:frame draw:id="id99" presentation:style-name="a879" draw:name="Espaço Reservado para Conteúdo 2" svg:x="1.58747in" svg:y="2.20443in" svg:width="10.50227in" svg:height="3.77364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COMPARTILHAR ENTRETENIMENTO;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REPRODUZIR IDEIAS;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DIVERSIDADE DE CONTEÚDO;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DIVULGAÇÃO DE CONTEÚDO;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MOLDAR CRIADORES E CRIADORAS INDEPENDENTES PARA O SUCESSO;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5" draw:style-name="a881" draw:master-page-name="Master1-Layout2-obj-Título-e-Conteúdo" presentation:presentation-page-layout-name="Master1-PPL2" draw:id="Slide-260">
        <draw:frame draw:id="id100" presentation:style-name="a884" draw:name="Título 1" svg:x="1.58747in" svg:y="0.87983in" svg:width="10.50227in" svg:height="1.14746in" presentation:class="title" presentation:placeholder="false">
          <draw:text-box>
            <text:p text:style-name="a883" text:class-names="" text:cond-style-name=""><text:span text:style-name="a882" text:class-names="">ESCOPO DO PROJETO</text:span></text:p>
          </draw:text-box>
          <svg:title/>
          <svg:desc/>
        </draw:frame>
        <draw:frame draw:id="id101" presentation:style-name="a888" draw:name="Espaço Reservado para Conteúdo 11" svg:x="1.58747in" svg:y="2.20443in" svg:width="10.50227in" svg:height="3.77364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OS USUÁRIOS PODERAM PÚBLICAR SEUS PROJETOS E PODER SE ENTRETER COM OS PROJETOS ADVERSOS. COMENTAR E SUGERIR NOVAS IDEIAS, COVERSAR VIA CHAT E ATÉ MESMO AVALIAR OS PROJETOS DOS OUTROS. ESCOLHA DE CATEGORIAS, IDEALIZAR PROJETO NO SOFTWARE. CRIAR GRUPOS DENTRO DO SOFTWARE PARA DESENVOLVER NOVOS PROJETOS. CATEGORIAS DE FILMES SÃO DIVERSIFICADAS COMO: TERROR,  ANIMAÇÃO,  AVENTURA, FICÇÃO, ETC. LIVROS TAMBÉM TERAM CATEGORIAS DIVERSIFICADAS,  ALÉM DOS GAMES QUE ERAM CONTER JOGOS DAS MAIS VARIADAS CATEGORIAS; MULTIPLAYER E DE MODO HISTÓRIA.</text:span></text:p>
              </text:list-item>
            </text:list>
          </draw:text-box>
          <svg:title/>
          <svg:desc/>
        </draw:frame>
      </draw:page>
      <draw:page draw:name="Slide6" draw:style-name="a890" draw:master-page-name="Master1-Layout2-obj-Título-e-Conteúdo" presentation:presentation-page-layout-name="Master1-PPL2" draw:id="Slide-261">
        <draw:frame draw:id="id102" presentation:style-name="a893" draw:name="Título 1" svg:x="1.58747in" svg:y="0.87983in" svg:width="10.50227in" svg:height="1.14746in" presentation:class="title" presentation:placeholder="false">
          <draw:text-box>
            <text:p text:style-name="a892" text:class-names="" text:cond-style-name=""><text:span text:style-name="a891" text:class-names="">PÚBLICO ALVO</text:span></text:p>
          </draw:text-box>
          <svg:title/>
          <svg:desc/>
        </draw:frame>
        <draw:frame draw:id="id103" presentation:style-name="a909" draw:name="Espaço Reservado para Conteúdo 2" svg:x="1.58747in" svg:y="2.20443in" svg:width="10.50227in" svg:height="3.77364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CRIADORES E CRIADORAS INDIVÍDUAIS;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PESSOAS E GRUPOS CRIATIVOS;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CONSUMIDORES DE ENTRETENIMENTO POR PARTE DE FILMES, SÉRIES, LIVROS E JOGOS;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PESSOAS E GRUPOS QUE NÃO TEM POR ONDE COMEÇAR;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PESSOAS MENORES E MAIORES DE IDADE.</text:span></text:p>
              </text:list-item>
            </text:list>
          </draw:text-box>
          <svg:title/>
          <svg:desc/>
        </draw:frame>
      </draw:page>
      <draw:page draw:name="Slide7" draw:style-name="a911" draw:master-page-name="Master1-Layout2-obj-Título-e-Conteúdo" presentation:presentation-page-layout-name="Master1-PPL2" draw:id="Slide-262">
        <draw:frame draw:id="id104" presentation:style-name="a914" draw:name="Título 1" svg:x="1.58747in" svg:y="0.87983in" svg:width="10.50227in" svg:height="1.14746in" presentation:class="title" presentation:placeholder="false">
          <draw:text-box>
            <text:p text:style-name="a913" text:class-names="" text:cond-style-name=""><text:span text:style-name="a912" text:class-names="">RESTRIÇÕES E REQUISITOS TÉCNICOS</text:span></text:p>
          </draw:text-box>
          <svg:title/>
          <svg:desc/>
        </draw:frame>
        <draw:frame draw:id="id105" presentation:style-name="a930" draw:name="Espaço Reservado para Conteúdo 2" svg:x="1.58747in" svg:y="2.20443in" svg:width="10.50227in" svg:height="3.77364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5" text:class-names="">AMBIENTE LIMPO E NÃO PESADO;</text:span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CONTEÚDOS COM DETERMINADAS RESTRIÇÕES DE IDADE;</text:span><text:span text:style-name="a920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SEM XINGAMENTOS,</text:span><text:span text:style-name="a924" text:class-names=""> BRIGAS E CONCORRÊNCIA POR PARTE DOS CRIADORES;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JUDAR UNS AOS OUTROS PARA DESENVOLVER PROJETOS NOVOS PARA A APLICAÇÃO.</text:span></text:p>
              </text:list-item>
            </text:list>
          </draw:text-box>
          <svg:title/>
          <svg:desc/>
        </draw:frame>
      </draw:page>
      <draw:page draw:name="Slide8" draw:style-name="a932" draw:master-page-name="Master1-Layout2-obj-Título-e-Conteúdo" presentation:presentation-page-layout-name="Master1-PPL2" draw:id="Slide-263">
        <draw:frame draw:id="id106" presentation:style-name="a935" draw:name="Título 1" svg:x="1.58747in" svg:y="0.87983in" svg:width="10.50227in" svg:height="1.14746in" presentation:class="title" presentation:placeholder="false">
          <draw:text-box>
            <text:p text:style-name="a934" text:class-names="" text:cond-style-name=""><text:span text:style-name="a933" text:class-names="">CRONOGRAMA E PRAZOS</text:span></text:p>
          </draw:text-box>
          <svg:title/>
          <svg:desc/>
        </draw:frame>
        <draw:frame draw:id="id107" presentation:style-name="a951" draw:name="Espaço Reservado para Conteúdo 2" svg:x="1.58747in" svg:y="2.20443in" svg:width="10.50227in" svg:height="3.77364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PRAZO DE UM ANO;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CRONOGRAMA DIÁRIO DE 8 HORAS EM DESENVOLVIMENTO POR DESENVOLVEDORES POR 5 DIAS;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PAUSAS PARA IDEIAS E REVER SOBRE O PROJETO PARA GERAR ARMÔNIA E IGUALDADE NO DESENVOLVIMENTO;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A CADA QUATRO MESES UMA PARTE IMPORTANTE JÁ DEVE ESTAR CRIADA.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9" draw:style-name="a953" draw:master-page-name="Master1-Layout2-obj-Título-e-Conteúdo" presentation:presentation-page-layout-name="Master1-PPL2" draw:id="Slide-264">
        <draw:frame draw:id="id108" presentation:style-name="a956" draw:name="Título 1" svg:x="1.58747in" svg:y="0.87983in" svg:width="10.50227in" svg:height="1.14746in" presentation:class="title" presentation:placeholder="false">
          <draw:text-box>
            <text:p text:style-name="a955" text:class-names="" text:cond-style-name=""><text:span text:style-name="a954" text:class-names="">ORÇAMENTO</text:span></text:p>
          </draw:text-box>
          <svg:title/>
          <svg:desc/>
        </draw:frame>
        <draw:frame draw:id="id109" presentation:style-name="a969" draw:name="Espaço Reservado para Conteúdo 2" svg:x="1.58747in" svg:y="2.20443in" svg:width="10.50227in" svg:height="3.77364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PROGRAMADORES FRONT-END = 10000 MENSAIS;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PROGRAMADORES BACK-END = 15000 MENSAIS;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NÚVEM = 50000 MENSAIS;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MANUTENÇÃO = 20000 MENSAIS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ítulo e Conteúdo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Cabeçalho da Seção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is conteúdo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ção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mente Título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m branco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údo com Legenda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m com Legenda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e Texto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exto e Título Vertical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4b0616" svg:stroke-opacity="100%" svg:stroke-linecap="butt"/>
    </style:default-style>
    <draw:gradient draw:name="a931" draw:style="radial" draw:cx="50%" draw:cy="50%" draw:start-color="#cac6c1" draw:end-color="#eceae7" draw:start-intensity="100%" draw:end-intensity="100%"/>
    <draw:gradient draw:name="a510" draw:style="radial" draw:cx="50%" draw:cy="50%" draw:start-color="#cac6c1" draw:end-color="#eceae7" draw:start-intensity="100%" draw:end-intensity="100%"/>
    <draw:gradient draw:name="a707" draw:style="radial" draw:cx="50%" draw:cy="50%" draw:start-color="#cac6c1" draw:end-color="#eceae7" draw:start-intensity="100%" draw:end-intensity="100%"/>
    <draw:gradient draw:name="a855" draw:style="radial" draw:cx="50%" draw:cy="50%" draw:start-color="#cac6c1" draw:end-color="#eceae7" draw:start-intensity="100%" draw:end-intensity="100%"/>
    <draw:gradient draw:name="a69" draw:style="radial" draw:cx="50%" draw:cy="50%" draw:start-color="#cac6c1" draw:end-color="#eceae7" draw:start-intensity="100%" draw:end-intensity="100%"/>
    <draw:gradient draw:name="a324" draw:style="radial" draw:cx="50%" draw:cy="50%" draw:start-color="#cac6c1" draw:end-color="#eceae7" draw:start-intensity="100%" draw:end-intensity="100%"/>
    <draw:gradient draw:name="a789" draw:style="radial" draw:cx="50%" draw:cy="50%" draw:start-color="#cac6c1" draw:end-color="#eceae7" draw:start-intensity="100%" draw:end-intensity="100%"/>
    <draw:gradient draw:name="a188" draw:style="radial" draw:cx="50%" draw:cy="50%" draw:start-color="#cac6c1" draw:end-color="#eceae7" draw:start-intensity="100%" draw:end-intensity="100%"/>
    <draw:gradient draw:name="a840" draw:style="radial" draw:cx="50%" draw:cy="50%" draw:start-color="#cac6c1" draw:end-color="#eceae7" draw:start-intensity="100%" draw:end-intensity="100%"/>
    <draw:gradient draw:name="a804" draw:style="radial" draw:cx="50%" draw:cy="50%" draw:start-color="#cac6c1" draw:end-color="#eceae7" draw:start-intensity="100%" draw:end-intensity="100%"/>
    <draw:gradient draw:name="a910" draw:style="radial" draw:cx="50%" draw:cy="50%" draw:start-color="#cac6c1" draw:end-color="#eceae7" draw:start-intensity="100%" draw:end-intensity="100%"/>
    <draw:gradient draw:name="a880" draw:style="radial" draw:cx="50%" draw:cy="50%" draw:start-color="#cac6c1" draw:end-color="#eceae7" draw:start-intensity="100%" draw:end-intensity="100%"/>
    <draw:gradient draw:name="a242" draw:style="radial" draw:cx="50%" draw:cy="50%" draw:start-color="#cac6c1" draw:end-color="#eceae7" draw:start-intensity="100%" draw:end-intensity="100%"/>
    <draw:gradient draw:name="a580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952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122" draw:style="radial" draw:cx="50%" draw:cy="50%" draw:start-color="#cac6c1" draw:end-color="#eceae7" draw:start-intensity="100%" draw:end-intensity="100%"/>
    <draw:gradient draw:name="a889" draw:style="radial" draw:cx="50%" draw:cy="50%" draw:start-color="#cac6c1" draw:end-color="#eceae7" draw:start-intensity="100%" draw:end-intensity="100%"/>
    <draw:gradient draw:name="a464" draw:style="radial" draw:cx="50%" draw:cy="50%" draw:start-color="#cac6c1" draw:end-color="#eceae7" draw:start-intensity="100%" draw:end-intensity="100%"/>
    <draw:gradient draw:name="a641" draw:style="radial" draw:cx="50%" draw:cy="50%" draw:start-color="#cac6c1" draw:end-color="#eceae7" draw:start-intensity="100%" draw:end-intensity="100%"/>
    <draw:gradient draw:name="a605" draw:style="linear" draw:angle="0" draw:start-color="#000001" draw:end-color="#191919" draw:start-intensity="100%" draw:end-intensity="100%"/>
    <draw:gradient draw:name="a607" draw:style="linear" draw:angle="1800" draw:start-color="#dadada" draw:end-color="#fffffe" draw:start-intensity="100%" draw:end-intensity="100%"/>
    <draw:gradient draw:name="a414" draw:style="radial" draw:cx="50%" draw:cy="5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gradient" draw:fill-gradient-name="a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3472in" svg:stroke-color="#b71e42" svg:stroke-opacity="100%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none" draw:stroke="solid" svg:stroke-width="0.03472in" svg:stroke-color="#b71e42" svg:stroke-opacity="100%" svg:stroke-linecap="butt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gradient" draw:fill-gradient-name="a4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gradient" draw:fill-gradient-name="a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gradient" draw:fill-gradient-name="a7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gradient" draw:fill-gradient-name="a5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draw:fill="none" draw:stroke="solid" svg:stroke-width="0.03472in" svg:stroke-color="#b71e42" svg:stroke-opacity="100%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1">
      <style:graphic-properties draw:fill="none" draw:stroke="solid" svg:stroke-width="0.03472in" svg:stroke-color="#b71e42" svg:stroke-opacity="100%" svg:stroke-linecap="butt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draw:fill="none" draw:stroke="solid" svg:stroke-width="0.03472in" svg:stroke-color="#b71e42" svg:stroke-opacity="100%" svg:stroke-linecap="butt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gradient" draw:fill-gradient-name="a3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gradient" draw:fill-gradient-name="a5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draw:fill="none" draw:stroke="solid" svg:stroke-width="0.03472in" svg:stroke-color="#b71e42" svg:stroke-opacity="100%" svg:stroke-linecap="butt"/>
    </style:style>
    <style:style style:family="graphic" style:name="a606">
      <style:graphic-properties draw:fill="gradient" draw:fill-gradient-name="a605" draw:stroke="none" draw:shadow="visible" draw:shadow-offset-x="0.0477in" draw:shadow-offset-y="0.24541in" draw:shadow-color="#000000" draw:shadow-opacity="34%"/>
    </style:style>
    <style:style style:family="graphic" style:name="a608">
      <style:graphic-properties draw:fill="gradient" draw:fill-gradient-name="a607" draw:stroke="solid" svg:stroke-width="0.05556in" svg:stroke-color="#191919" svg:stroke-opacity="100%" draw:stroke-linejoin="miter" svg:stroke-linecap="but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none" draw:stroke="solid" svg:stroke-width="0.03472in" svg:stroke-color="#b71e42" svg:stroke-opacity="100%" svg:stroke-linecap="butt"/>
    </style:style>
    <style:style style:family="paragraph" style:name="a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3472in" svg:stroke-color="#b71e42" svg:stroke-opacity="100%" svg:stroke-linecap="butt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389in" svg:stroke-color="#000001" svg:stroke-opacity="2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gradient" draw:fill-gradient-name="a1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gradient" draw:fill-gradient-name="a6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3472in" svg:stroke-color="#b71e42" svg:stroke-opacity="100%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draw:fill="none" draw:stroke="solid" svg:stroke-width="0.03472in" svg:stroke-color="#b71e42" svg:stroke-opacity="100%" svg:stroke-linecap="butt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a" style:page-layout-name="pageLayout1" draw:style-name="a1">
      <draw:custom-shape svg:x="0in" svg:y="2.20853in" svg:width="13.33333in" svg:height="4.49031in" draw:id="id0" draw:style-name="a3" draw:name="Retâ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Imagem 6" svg:x="0in" svg:y="6.7in" svg:width="13.33333in" svg:height="0.8125in" style:rel-width="scale" style:rel-height="scale">
        <draw:image xlink:href="media/image1.jpg" xlink:type="simple" xlink:show="embed" xlink:actuate="onLoad"/>
        <svg:title/>
        <svg:desc/>
      </draw:frame>
      <draw:frame draw:id="id2" presentation:style-name="a7" draw:name="Espaço Reservado para Título 1" svg:x="1.58747in" svg:y="0.87983in" svg:width="10.50227in" svg:height="1.14746in" presentation:class="title" presentation:placeholder="false">
        <draw:text-box>
          <text:p text:style-name="a6" text:class-names="" text:cond-style-name=""><text:span text:style-name="a5" text:class-names="">Clique para editar o estilo de título Mestre</text:span></text:p>
        </draw:text-box>
        <svg:title/>
        <svg:desc/>
      </draw:frame>
      <draw:frame draw:id="id3" presentation:style-name="a23" draw:name="Espaço Reservado para Texto 2" svg:x="1.58747in" svg:y="2.20443in" svg:width="10.50227in" svg:height="3.77364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ar estilos de texto Mestre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gundo ní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Espaço Reservado para Data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03/08/2021</text:date></text:span><text:span text:style-name="a26" text:class-names=""/></text:p>
        </draw:text-box>
        <svg:title/>
        <svg:desc/>
      </draw:frame>
      <draw:frame draw:id="id5" presentation:style-name="a31" draw:name="Espaço Reservado para Rodapé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Espaço Reservado para o Número do Slide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nº›</text:page-number></text:span><text:span text:style-name="a33" text:class-names=""/></text:p>
        </draw:text-box>
        <svg:title/>
        <svg:desc/>
      </draw:frame>
      <draw:connector draw:type="line" svg:x1="0in" svg:y1="6.70211in" svg:x2="13.33333in" svg:y2="6.70211in" draw:id="id7" draw:style-name="a36" draw:name="Conector Reto 9">
        <svg:title/>
        <svg:desc/>
      </draw:connector>
      <presentation:notes style:page-layout-name="pageLayout2" draw:style-name="a68">
        <draw:frame draw:id="id8" presentation:style-name="a39" draw:name="Espaço Reservado para Cabeçalho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Espaço Reservado para Data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03/08/2021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ço Reservado para Imagem de Slide 3">
          <svg:title/>
          <svg:desc/>
        </draw:page-thumbnail>
        <draw:frame draw:id="id11" presentation:style-name="a60" draw:name="Espaço Reservado para Anotaçõ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Editar estilos de texto Mestr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gundo ní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Espaço Reservado para Rodapé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7" draw:name="Espaço Reservado para Número de Slid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nº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70">
      <draw:frame draw:id="id14" draw:layer="Master1-bg" presentation:style-name="a73" draw:name="Título 1" svg:x="2.64412in" svg:y="0.8774in" svg:width="9.44562in" svg:height="2.77934in" presentation:class="title" presentation:placeholder="false">
        <draw:text-box>
          <text:p text:style-name="a72" text:class-names="" text:cond-style-name=""><text:span text:style-name="a71" text:class-names="">Clique para editar o título Mestre</text:span></text:p>
        </draw:text-box>
        <svg:title/>
        <svg:desc/>
      </draw:frame>
      <draw:frame draw:id="id15" draw:layer="Master1-bg" presentation:style-name="a76" draw:name="Subtítulo 2" svg:x="2.64412in" svg:y="3.86177in" svg:width="9.44562in" svg:height="1.06914in" presentation:class="subtitle" presentation:placeholder="false">
        <draw:text-box>
          <text:p text:style-name="a75" text:class-names="" text:cond-style-name=""><text:span text:style-name="a74" text:class-names="">Clique para editar o estilo do subtítulo Mestre</text:span></text:p>
        </draw:text-box>
        <svg:title/>
        <svg:desc/>
      </draw:frame>
      <draw:frame draw:id="id16" draw:layer="Master1-bg" presentation:style-name="a81" draw:name="Espaço Reservado para Data 3" svg:x="8.26131in" svg:y="0.3613in" svg:width="3.82843in" svg:height="0.33815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3/08/2021</text:date></text:span><text:span text:style-name="a79" text:class-names=""/></text:p>
        </draw:text-box>
        <svg:title/>
        <svg:desc/>
      </draw:frame>
      <draw:frame draw:id="id17" presentation:style-name="a84" draw:name="Espaço Reservado para Rodapé 4" svg:x="2.64272in" svg:y="0.36013in" svg:width="5.43954in" svg:height="0.3381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8" presentation:style-name="a88" draw:name="Espaço Reservado para o Número do Slide 5" svg:x="1.57225in" svg:y="0.87377in" svg:width="0.88694in" svg:height="0.55072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  <draw:connector draw:type="line" svg:x1="2.64412in" svg:y1="3.85886in" svg:x2="12.08973in" svg:y2="3.85886in" draw:id="id19" draw:style-name="a89" draw:name="Conector Reto 14">
        <svg:title/>
        <svg:desc/>
      </draw:connector>
      <presentation:notes style:page-layout-name="pageLayout2" draw:style-name="a121">
        <draw:frame draw:id="id8" presentation:style-name="a92" draw:name="Espaço Reservado para Cabeçalh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9" presentation:style-name="a97" draw:name="Espaço Reservado para Dat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03/08/2021</text:date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Espaço Reservado para Imagem de Slide 3">
          <svg:title/>
          <svg:desc/>
        </draw:page-thumbnail>
        <draw:frame draw:id="id11" presentation:style-name="a113" draw:name="Espaço Reservado para Anotaçõe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ar estilos de texto Mestre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í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Espaço Reservado para Rodapé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20" draw:name="Espaço Reservado para Número de Slide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nº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23">
      <draw:frame draw:id="id20" draw:layer="Master1-bg" presentation:style-name="a126" draw:name="Título 1" svg:x="1.58747in" svg:y="0.87983in" svg:width="10.50227in" svg:height="1.14746in" presentation:class="title" presentation:placeholder="false">
        <draw:text-box>
          <text:p text:style-name="a125" text:class-names="" text:cond-style-name=""><text:span text:style-name="a124" text:class-names="">Clique para editar o estilo de título Mestre</text:span></text:p>
        </draw:text-box>
        <svg:title/>
        <svg:desc/>
      </draw:frame>
      <draw:frame draw:id="id21" draw:layer="Master1-bg" presentation:style-name="a142" draw:name="Espaço Reservado para Conteúdo 2" svg:x="1.58747in" svg:y="2.20443in" svg:width="10.50227in" svg:height="3.7736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que para editar o texto Mestre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gundo ní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draw:layer="Master1-bg" presentation:style-name="a147" draw:name="Espaço Reservado para Data 3" svg:x="8.26131in" svg:y="0.3613in" svg:width="3.82843in" svg:height="0.33815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3/08/2021</text:date></text:span><text:span text:style-name="a145" text:class-names=""/></text:p>
        </draw:text-box>
        <svg:title/>
        <svg:desc/>
      </draw:frame>
      <draw:frame draw:id="id23" presentation:style-name="a150" draw:name="Espaço Reservado para Rodapé 4" svg:x="1.58747in" svg:y="0.36013in" svg:width="6.49479in" svg:height="0.33815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4" draw:name="Espaço Reservado para o Número do Slide 5" svg:x="0.525in" svg:y="0.87377in" svg:width="0.88694in" svg:height="0.55072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º›</text:page-number></text:span><text:span text:style-name="a152" text:class-names=""/></text:p>
        </draw:text-box>
        <svg:title/>
        <svg:desc/>
      </draw:frame>
      <draw:connector draw:type="line" svg:x1="1.59in" svg:y1="2.02in" svg:x2="12.09691in" svg:y2="2.02in" draw:id="id25" draw:style-name="a155" draw:name="Conector Reto 32">
        <svg:title/>
        <svg:desc/>
      </draw:connector>
      <presentation:notes style:page-layout-name="pageLayout2" draw:style-name="a187">
        <draw:frame draw:id="id8" presentation:style-name="a158" draw:name="Espaço Reservado para Cabeçalho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9" presentation:style-name="a163" draw:name="Espaço Reservado para Data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59" text:class-names=""><text:date text:fixed="false" style:data-style-name="a160">03/08/2021</text:date></text:span><text:span text:style-name="a1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4" draw:name="Espaço Reservado para Imagem de Slide 3">
          <svg:title/>
          <svg:desc/>
        </draw:page-thumbnail>
        <draw:frame draw:id="id11" presentation:style-name="a179" draw:name="Espaço Reservado para Anotações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Editar estilos de texto Mestre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gundo ní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2" draw:name="Espaço Reservado para Rodapé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3" presentation:style-name="a186" draw:name="Espaço Reservado para Número de Slid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º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89">
      <draw:frame draw:id="id26" draw:layer="Master1-bg" presentation:style-name="a192" draw:name="Título 1" svg:x="1.59038in" svg:y="1.92053in" svg:width="9.45227in" svg:height="2.06469in" presentation:class="title" presentation:placeholder="false">
        <draw:text-box>
          <text:p text:style-name="a191" text:class-names="" text:cond-style-name=""><text:span text:style-name="a190" text:class-names="">Clique para editar o estilo de título Mestre</text:span></text:p>
        </draw:text-box>
        <svg:title/>
        <svg:desc/>
      </draw:frame>
      <draw:frame draw:id="id27" draw:layer="Master1-bg" presentation:style-name="a196" draw:name="Espaço Reservado para Texto 2" svg:x="1.59038in" svg:y="4.16251in" svg:width="9.43837in" svg:height="1.1077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28" draw:layer="Master1-bg" presentation:style-name="a201" draw:name="Espaço Reservado para Data 3" svg:x="8.26131in" svg:y="0.3613in" svg:width="3.82843in" svg:height="0.33815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3/08/2021</text:date></text:span><text:span text:style-name="a199" text:class-names=""/></text:p>
        </draw:text-box>
        <svg:title/>
        <svg:desc/>
      </draw:frame>
      <draw:frame draw:id="id29" presentation:style-name="a204" draw:name="Espaço Reservado para Rodapé 4" svg:x="1.58747in" svg:y="0.36013in" svg:width="6.49479in" svg:height="0.33815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0" presentation:style-name="a208" draw:name="Espaço Reservado para o Número do Slide 5" svg:x="0.525in" svg:y="0.87377in" svg:width="0.88694in" svg:height="0.55072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º›</text:page-number></text:span><text:span text:style-name="a206" text:class-names=""/></text:p>
        </draw:text-box>
        <svg:title/>
        <svg:desc/>
      </draw:frame>
      <draw:connector draw:type="line" svg:x1="1.59038in" svg:y1="4.16118in" svg:x2="11.02875in" svg:y2="4.16118in" draw:id="id31" draw:style-name="a209" draw:name="Conector Reto 14">
        <svg:title/>
        <svg:desc/>
      </draw:connector>
      <presentation:notes style:page-layout-name="pageLayout2" draw:style-name="a241">
        <draw:frame draw:id="id8" presentation:style-name="a212" draw:name="Espaço Reservado para Cabeçalho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7" draw:name="Espaço Reservado para Data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03/08/2021</text:date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18" draw:name="Espaço Reservado para Imagem de Slide 3">
          <svg:title/>
          <svg:desc/>
        </draw:page-thumbnail>
        <draw:frame draw:id="id11" presentation:style-name="a233" draw:name="Espaço Reservado para Anotações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Editar estilos de texto Mestre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gundo ní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6" draw:name="Espaço Reservado para Rodapé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3" presentation:style-name="a240" draw:name="Espaço Reservado para Número de Slid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º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ois-conteúdos" style:page-layout-name="pageLayout1" draw:style-name="a243">
      <draw:frame draw:id="id32" draw:layer="Master1-bg" presentation:style-name="a246" draw:name="Título 1" svg:x="1.58488in" svg:y="0.88024in" svg:width="10.50485in" svg:height="1.15847in" presentation:class="title" presentation:placeholder="false">
        <draw:text-box>
          <text:p text:style-name="a245" text:class-names="" text:cond-style-name=""><text:span text:style-name="a244" text:class-names="">Clique para editar o estilo de título Mestre</text:span></text:p>
        </draw:text-box>
        <svg:title/>
        <svg:desc/>
      </draw:frame>
      <draw:frame draw:id="id33" draw:layer="Master1-bg" presentation:style-name="a262" draw:name="Espaço Reservado para Conteúdo 2" svg:x="1.58282in" svg:y="2.19912in" svg:width="5.08in" svg:height="3.77143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 para editar o texto Mestr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gundo ní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draw:layer="Master1-bg" presentation:style-name="a278" draw:name="Espaço Reservado para Conteúdo 3" svg:x="7.01419in" svg:y="2.20619in" svg:width="5.08in" svg:height="3.76369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que para editar o texto Mestre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gundo ní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3" draw:name="Espaço Reservado para Data 4" svg:x="8.26131in" svg:y="0.3613in" svg:width="3.82843in" svg:height="0.33815in" presentation:class="date-time" presentation:placeholder="false">
        <draw:text-box>
          <text:p text:style-name="a282" text:class-names="" text:cond-style-name=""><text:span text:style-name="a279" text:class-names=""><text:date text:fixed="false" style:data-style-name="a280">03/08/2021</text:date></text:span><text:span text:style-name="a281" text:class-names=""/></text:p>
        </draw:text-box>
        <svg:title/>
        <svg:desc/>
      </draw:frame>
      <draw:frame draw:id="id36" presentation:style-name="a286" draw:name="Espaço Reservado para Rodapé 5" svg:x="1.58747in" svg:y="0.36013in" svg:width="6.49479in" svg:height="0.33815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37" presentation:style-name="a290" draw:name="Espaço Reservado para o Número do Slide 6" svg:x="0.525in" svg:y="0.87377in" svg:width="0.88694in" svg:height="0.55072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>‹nº›</text:page-number></text:span><text:span text:style-name="a288" text:class-names=""/></text:p>
        </draw:text-box>
        <svg:title/>
        <svg:desc/>
      </draw:frame>
      <draw:connector draw:type="line" svg:x1="1.59in" svg:y1="2.02in" svg:x2="12.09691in" svg:y2="2.02in" draw:id="id38" draw:style-name="a291" draw:name="Conector Reto 34">
        <svg:title/>
        <svg:desc/>
      </draw:connector>
      <presentation:notes style:page-layout-name="pageLayout2" draw:style-name="a323">
        <draw:frame draw:id="id8" presentation:style-name="a294" draw:name="Espaço Reservado para Cabeçalho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9" draw:name="Espaço Reservado para Data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5" text:class-names=""><text:date text:fixed="false" style:data-style-name="a296">03/08/2021</text:date></text:span><text:span text:style-name="a2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00" draw:name="Espaço Reservado para Imagem de Slide 3">
          <svg:title/>
          <svg:desc/>
        </draw:page-thumbnail>
        <draw:frame draw:id="id11" presentation:style-name="a315" draw:name="Espaço Reservado para Anotações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Editar estilos de texto Mestre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gundo ní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18" draw:name="Espaço Reservado para Rodapé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Espaço Reservado para Número de Slide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19" text:class-names=""><text:page-number style:num-format="1" text:fixed="false">‹nº›</text:page-number></text:span><text:span text:style-name="a320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25">
      <draw:frame draw:id="id39" draw:layer="Master1-bg" presentation:style-name="a328" draw:name="Título 1" svg:x="1.58267in" svg:y="0.87944in" svg:width="10.50707in" svg:height="1.1552in" presentation:class="title" presentation:placeholder="false">
        <draw:text-box>
          <text:p text:style-name="a327" text:class-names="" text:cond-style-name=""><text:span text:style-name="a326" text:class-names="">Clique para editar o estilo de título Mestre</text:span></text:p>
        </draw:text-box>
        <svg:title/>
        <svg:desc/>
      </draw:frame>
      <draw:frame draw:id="id40" draw:layer="Master1-bg" presentation:style-name="a332" draw:name="Espaço Reservado para Texto 2" svg:x="1.58267in" svg:y="2.20861in" svg:width="5.08in" svg:height="0.8770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 para editar o texto Mestre</text:span></text:p>
            </text:list-item>
          </text:list>
        </draw:text-box>
        <svg:title/>
        <svg:desc/>
      </draw:frame>
      <draw:frame draw:id="id41" draw:layer="Master1-bg" presentation:style-name="a348" draw:name="Espaço Reservado para Conteúdo 3" svg:x="1.58267in" svg:y="3.08866in" svg:width="5.08in" svg:height="2.8920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 para editar o texto Mestre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gundo ní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2" draw:name="Espaço Reservado para Texto 4" svg:x="7.01264in" svg:y="2.21238in" svg:width="5.08in" svg:height="0.8773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que para editar o texto Mestre</text:span></text:p>
            </text:list-item>
          </text:list>
        </draw:text-box>
        <svg:title/>
        <svg:desc/>
      </draw:frame>
      <draw:frame draw:id="id43" presentation:style-name="a368" draw:name="Espaço Reservado para Conteúdo 5" svg:x="7.01264in" svg:y="3.08562in" svg:width="5.08in" svg:height="2.88426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que para editar o texto Mestre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gundo ní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3" draw:name="Espaço Reservado para Data 6" svg:x="8.26131in" svg:y="0.3613in" svg:width="3.82843in" svg:height="0.33815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3/08/2021</text:date></text:span><text:span text:style-name="a371" text:class-names=""/></text:p>
        </draw:text-box>
        <svg:title/>
        <svg:desc/>
      </draw:frame>
      <draw:frame draw:id="id45" presentation:style-name="a376" draw:name="Espaço Reservado para Rodapé 7" svg:x="1.58747in" svg:y="0.36013in" svg:width="6.49479in" svg:height="0.33815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6" presentation:style-name="a380" draw:name="Espaço Reservado para o Número do Slide 8" svg:x="0.525in" svg:y="0.87377in" svg:width="0.88694in" svg:height="0.55072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nº›</text:page-number></text:span><text:span text:style-name="a378" text:class-names=""/></text:p>
        </draw:text-box>
        <svg:title/>
        <svg:desc/>
      </draw:frame>
      <draw:connector draw:type="line" svg:x1="1.59in" svg:y1="2.02in" svg:x2="12.09691in" svg:y2="2.02in" draw:id="id47" draw:style-name="a381" draw:name="Conector Reto 28">
        <svg:title/>
        <svg:desc/>
      </draw:connector>
      <presentation:notes style:page-layout-name="pageLayout2" draw:style-name="a413">
        <draw:frame draw:id="id8" presentation:style-name="a384" draw:name="Espaço Reservado para Cabeçalho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9" draw:name="Espaço Reservado para Data 2" svg:x="4.24826in" svg:y="0in" svg:width="3.25in" svg:height="0.50174in" presentation:class="date-time" presentation:placeholder="false">
          <draw:text-box>
            <text:p text:style-name="a388" text:class-names="" text:cond-style-name=""><text:span text:style-name="a385" text:class-names=""><text:date text:fixed="false" style:data-style-name="a386">03/08/2021</text:date></text:span><text:span text:style-name="a38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0" draw:name="Espaço Reservado para Imagem de Slide 3">
          <svg:title/>
          <svg:desc/>
        </draw:page-thumbnail>
        <draw:frame draw:id="id11" presentation:style-name="a405" draw:name="Espaço Reservado para Anotações 4" svg:x="0.75in" svg:y="4.8125in" svg:width="6in" svg:height="3.9375in" presentation:class="notes" presentation:placeholder="false">
          <draw:text-box>
            <text:p text:style-name="a392" text:class-names="" text:cond-style-name=""><text:span text:style-name="a391" text:class-names="">Editar estilos de texto Mestre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gundo ní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8" draw:name="Espaço Reservado para Rodapé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3" presentation:style-name="a412" draw:name="Espaço Reservado para Número de Slid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nº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415">
      <draw:frame draw:id="id48" draw:layer="Master1-bg" presentation:style-name="a418" draw:name="Título 1" svg:x="1.58747in" svg:y="0.87983in" svg:width="10.50227in" svg:height="1.14746in" presentation:class="title" presentation:placeholder="false">
        <draw:text-box>
          <text:p text:style-name="a417" text:class-names="" text:cond-style-name=""><text:span text:style-name="a416" text:class-names="">Clique para editar o estilo de título Mestre</text:span></text:p>
        </draw:text-box>
        <svg:title/>
        <svg:desc/>
      </draw:frame>
      <draw:frame draw:id="id49" draw:layer="Master1-bg" presentation:style-name="a423" draw:name="Espaço Reservado para Data 2" svg:x="8.26131in" svg:y="0.3613in" svg:width="3.82843in" svg:height="0.33815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03/08/2021</text:date></text:span><text:span text:style-name="a421" text:class-names=""/></text:p>
        </draw:text-box>
        <svg:title/>
        <svg:desc/>
      </draw:frame>
      <draw:frame draw:id="id50" draw:layer="Master1-bg" presentation:style-name="a426" draw:name="Espaço Reservado para Rodapé 3" svg:x="1.58747in" svg:y="0.36013in" svg:width="6.49479in" svg:height="0.3381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51" presentation:style-name="a430" draw:name="Espaço Reservado para o Número do Slide 4" svg:x="0.525in" svg:y="0.87377in" svg:width="0.88694in" svg:height="0.55072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nº›</text:page-number></text:span><text:span text:style-name="a428" text:class-names=""/></text:p>
        </draw:text-box>
        <svg:title/>
        <svg:desc/>
      </draw:frame>
      <draw:connector draw:type="line" svg:x1="1.59in" svg:y1="2.02in" svg:x2="12.09691in" svg:y2="2.02in" draw:id="id52" draw:style-name="a431" draw:name="Conector Reto 24">
        <svg:title/>
        <svg:desc/>
      </draw:connector>
      <presentation:notes style:page-layout-name="pageLayout2" draw:style-name="a463">
        <draw:frame draw:id="id8" presentation:style-name="a434" draw:name="Espaço Reservado para Cabeçalho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9" presentation:style-name="a439" draw:name="Espaço Reservado para Data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5" text:class-names=""><text:date text:fixed="false" style:data-style-name="a436">03/08/2021</text:date></text:span><text:span text:style-name="a43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0" draw:name="Espaço Reservado para Imagem de Slide 3">
          <svg:title/>
          <svg:desc/>
        </draw:page-thumbnail>
        <draw:frame draw:id="id11" presentation:style-name="a455" draw:name="Espaço Reservado para Anotações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Editar estilos de texto Mestre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gundo ní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8" draw:name="Espaço Reservado para Rodapé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3" presentation:style-name="a462" draw:name="Espaço Reservado para Número de Slide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‹nº›</text:page-number></text:span><text:span text:style-name="a460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65">
      <draw:frame draw:id="id53" draw:layer="Master1-bg" presentation:style-name="a470" draw:name="Espaço Reservado para Data 1" svg:x="8.26131in" svg:y="0.3613in" svg:width="3.82843in" svg:height="0.33815in" presentation:class="date-time" presentation:placeholder="false">
        <draw:text-box>
          <text:p text:style-name="a469" text:class-names="" text:cond-style-name=""><text:span text:style-name="a466" text:class-names=""><text:date text:fixed="false" style:data-style-name="a467">03/08/2021</text:date></text:span><text:span text:style-name="a468" text:class-names=""/></text:p>
        </draw:text-box>
        <svg:title/>
        <svg:desc/>
      </draw:frame>
      <draw:frame draw:id="id54" draw:layer="Master1-bg" presentation:style-name="a473" draw:name="Espaço Reservado para Rodapé 2" svg:x="1.58747in" svg:y="0.36013in" svg:width="6.49479in" svg:height="0.33815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55" draw:layer="Master1-bg" presentation:style-name="a477" draw:name="Espaço Reservado para o Número do Slide 3" svg:x="0.525in" svg:y="0.87377in" svg:width="0.88694in" svg:height="0.55072in" presentation:class="page-number" presentation:placeholder="false">
        <draw:text-box>
          <text:p text:style-name="a476" text:class-names="" text:cond-style-name=""><text:span text:style-name="a474" text:class-names=""><text:page-number style:num-format="1" text:fixed="false">‹nº›</text:page-number></text:span><text:span text:style-name="a475" text:class-names=""/></text:p>
        </draw:text-box>
        <svg:title/>
        <svg:desc/>
      </draw:frame>
      <presentation:notes style:page-layout-name="pageLayout2" draw:style-name="a509">
        <draw:frame draw:id="id8" presentation:style-name="a480" draw:name="Espaço Reservado para Cabeçalho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9" presentation:style-name="a485" draw:name="Espaço Reservado para Data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>03/08/2021</text:date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86" draw:name="Espaço Reservado para Imagem de Slide 3">
          <svg:title/>
          <svg:desc/>
        </draw:page-thumbnail>
        <draw:frame draw:id="id11" presentation:style-name="a501" draw:name="Espaço Reservado para Anotações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Editar estilos de texto Mestre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gundo ní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Espaço Reservado para Rodapé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8" draw:name="Espaço Reservado para Número de Slide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>‹nº›</text:page-number></text:span><text:span text:style-name="a506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11">
      <draw:frame draw:id="id56" draw:layer="Master1-bg" presentation:style-name="a514" draw:name="Título 1" svg:x="1.57991in" svg:y="0.87377in" svg:width="3.5795in" svg:height="2.45748in" presentation:class="title" presentation:placeholder="false">
        <draw:text-box>
          <text:p text:style-name="a513" text:class-names="" text:cond-style-name=""><text:span text:style-name="a512" text:class-names="">Clique para editar o estilo de título Mestre</text:span></text:p>
        </draw:text-box>
        <svg:title/>
        <svg:desc/>
      </draw:frame>
      <draw:frame draw:id="id57" draw:layer="Master1-bg" presentation:style-name="a530" draw:name="Espaço Reservado para Conteúdo 2" svg:x="5.51587in" svg:y="0.87377in" svg:width="6.57532in" svg:height="5.09495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que para editar o texto Mestre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gundo ní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draw:layer="Master1-bg" presentation:style-name="a534" draw:name="Espaço Reservado para Texto 3" svg:x="1.57991in" svg:y="3.50557in" svg:width="3.5816in" svg:height="2.4586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 para editar o texto Mestre</text:span></text:p>
            </text:list-item>
          </text:list>
        </draw:text-box>
        <svg:title/>
        <svg:desc/>
      </draw:frame>
      <draw:frame draw:id="id59" presentation:style-name="a539" draw:name="Espaço Reservado para Data 4" svg:x="8.26131in" svg:y="0.3613in" svg:width="3.82843in" svg:height="0.33815in" presentation:class="date-time" presentation:placeholder="false">
        <draw:text-box>
          <text:p text:style-name="a538" text:class-names="" text:cond-style-name=""><text:span text:style-name="a535" text:class-names=""><text:date text:fixed="false" style:data-style-name="a536">03/08/2021</text:date></text:span><text:span text:style-name="a537" text:class-names=""/></text:p>
        </draw:text-box>
        <svg:title/>
        <svg:desc/>
      </draw:frame>
      <draw:frame draw:id="id60" presentation:style-name="a542" draw:name="Espaço Reservado para Rodapé 5" svg:x="1.58747in" svg:y="0.36013in" svg:width="6.49479in" svg:height="0.3381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1" presentation:style-name="a546" draw:name="Espaço Reservado para o Número do Slide 6" svg:x="0.525in" svg:y="0.87377in" svg:width="0.88694in" svg:height="0.55072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>‹nº›</text:page-number></text:span><text:span text:style-name="a544" text:class-names=""/></text:p>
        </draw:text-box>
        <svg:title/>
        <svg:desc/>
      </draw:frame>
      <draw:connector draw:type="line" svg:x1="1.58386in" svg:y1="3.50557in" svg:x2="5.15942in" svg:y2="3.50557in" draw:id="id62" draw:style-name="a547" draw:name="Conector Reto 16">
        <svg:title/>
        <svg:desc/>
      </draw:connector>
      <presentation:notes style:page-layout-name="pageLayout2" draw:style-name="a579">
        <draw:frame draw:id="id8" presentation:style-name="a550" draw:name="Espaço Reservado para Cabeçalho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5" draw:name="Espaço Reservado para Data 2" svg:x="4.24826in" svg:y="0in" svg:width="3.25in" svg:height="0.50174in" presentation:class="date-time" presentation:placeholder="false">
          <draw:text-box>
            <text:p text:style-name="a554" text:class-names="" text:cond-style-name=""><text:span text:style-name="a551" text:class-names=""><text:date text:fixed="false" style:data-style-name="a552">03/08/2021</text:date></text:span><text:span text:style-name="a5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56" draw:name="Espaço Reservado para Imagem de Slide 3">
          <svg:title/>
          <svg:desc/>
        </draw:page-thumbnail>
        <draw:frame draw:id="id11" presentation:style-name="a571" draw:name="Espaço Reservado para Anotações 4" svg:x="0.75in" svg:y="4.8125in" svg:width="6in" svg:height="3.9375in" presentation:class="notes" presentation:placeholder="false">
          <draw:text-box>
            <text:p text:style-name="a558" text:class-names="" text:cond-style-name=""><text:span text:style-name="a557" text:class-names="">Editar estilos de texto Mestre</text:span></text:p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Segundo nível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p text:style-name="a566" text:class-names="" text:cond-style-name=""><text:span text:style-name="a56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4" draw:name="Espaço Reservado para Rodapé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3" presentation:style-name="a578" draw:name="Espaço Reservado para Número de Slide 6" svg:x="4.24826in" svg:y="9.49826in" svg:width="3.25in" svg:height="0.50174in" presentation:class="page-number" presentation:placeholder="false">
          <draw:text-box>
            <text:p text:style-name="a577" text:class-names="" text:cond-style-name=""><text:span text:style-name="a575" text:class-names=""><text:page-number style:num-format="1" text:fixed="false">‹nº›</text:page-number></text:span><text:span text:style-name="a576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81">
      <draw:g draw:name="Grupo 7" draw:id="id63">
        <svg:title/>
        <svg:desc/>
        <draw:custom-shape svg:x="8.17737in" svg:y="0.52731in" svg:width="4.45596in" svg:height="5.63113in" draw:id="id71" draw:layer="Master1-bg" draw:style-name="a606" draw:name="Retângulo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72" draw:layer="Master1-bg" draw:style-name="a608" draw:name="Retângulo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4" draw:layer="Master1-bg" presentation:style-name="a584" draw:name="Título 1" svg:x="1.58706in" svg:y="1.23525in" svg:width="6.05023in" svg:height="2.00195in" presentation:class="title" presentation:placeholder="false">
        <draw:text-box>
          <text:p text:style-name="a583" text:class-names="" text:cond-style-name=""><text:span text:style-name="a582" text:class-names="">Clique para editar o estilo de título Mestre</text:span></text:p>
        </draw:text-box>
        <svg:title/>
        <svg:desc/>
      </draw:frame>
      <draw:frame draw:id="id65" draw:layer="Master1-bg" presentation:style-name="a587" draw:name="Espaço Reservado para Imagem 2" svg:x="8.88494in" svg:y="1.22763in" svg:width="3.05246in" svg:height="4.22827in" presentation:class="graphic" presentation:placeholder="false">
        <draw:text-box>
          <text:p text:style-name="a586" text:class-names="" text:cond-style-name=""><text:span text:style-name="a585" text:class-names="">Clique no ícone para adicionar uma imagem</text:span></text:p>
        </draw:text-box>
        <svg:title/>
        <svg:desc/>
      </draw:frame>
      <draw:frame draw:id="id66" presentation:style-name="a591" draw:name="Espaço Reservado para Texto 3" svg:x="1.5861in" svg:y="3.4405in" svg:width="6.04156in" svg:height="2.19132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que para editar o texto Mestre</text:span></text:p>
            </text:list-item>
          </text:list>
        </draw:text-box>
        <svg:title/>
        <svg:desc/>
      </draw:frame>
      <draw:frame draw:id="id67" presentation:style-name="a596" draw:name="Espaço Reservado para Data 4" svg:x="1.58288in" svg:y="5.98191in" svg:width="6.04478in" svg:height="0.35009in" presentation:class="date-time" presentation:placeholder="false">
        <draw:text-box>
          <text:p text:style-name="a595" text:class-names="" text:cond-style-name=""><text:span text:style-name="a592" text:class-names=""><text:date text:fixed="false" style:data-style-name="a593">03/08/2021</text:date></text:span><text:span text:style-name="a594" text:class-names=""/></text:p>
        </draw:text-box>
        <svg:title/>
        <svg:desc/>
      </draw:frame>
      <draw:frame draw:id="id68" presentation:style-name="a599" draw:name="Espaço Reservado para Rodapé 5" svg:x="1.58288in" svg:y="0.34847in" svg:width="6.05972in" svg:height="0.35097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69" presentation:style-name="a603" draw:name="Espaço Reservado para o Número do Slide 6" svg:x="0.525in" svg:y="0.87377in" svg:width="0.88694in" svg:height="0.55072in" presentation:class="page-number" presentation:placeholder="false">
        <draw:text-box>
          <text:p text:style-name="a602" text:class-names="" text:cond-style-name=""><text:span text:style-name="a600" text:class-names=""><text:page-number style:num-format="1" text:fixed="false">‹nº›</text:page-number></text:span><text:span text:style-name="a601" text:class-names=""/></text:p>
        </draw:text-box>
        <svg:title/>
        <svg:desc/>
      </draw:frame>
      <draw:connector draw:type="line" svg:x1="1.58288in" svg:y1="3.43789in" svg:x2="7.62766in" svg:y2="3.43789in" draw:id="id70" draw:style-name="a604" draw:name="Conector Reto 30">
        <svg:title/>
        <svg:desc/>
      </draw:connector>
      <presentation:notes style:page-layout-name="pageLayout2" draw:style-name="a640">
        <draw:frame draw:id="id8" presentation:style-name="a611" draw:name="Espaço Reservado para Cabeçalho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6" draw:name="Espaço Reservado para Data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3/08/2021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Espaço Reservado para Imagem de Slide 3">
          <svg:title/>
          <svg:desc/>
        </draw:page-thumbnail>
        <draw:frame draw:id="id11" presentation:style-name="a632" draw:name="Espaço Reservado para Anotaçõ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ar estilos de texto Mestr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gundo ní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Espaço Reservado para Rodapé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9" draw:name="Espaço Reservado para Número de Slide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>‹nº›</text:page-number></text:span><text:span text:style-name="a637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42">
      <draw:frame draw:id="id73" draw:layer="Master1-bg" presentation:style-name="a645" draw:name="Título 1" svg:x="1.58747in" svg:y="0.87983in" svg:width="10.50227in" svg:height="1.14746in" presentation:class="title" presentation:placeholder="false">
        <draw:text-box>
          <text:p text:style-name="a644" text:class-names="" text:cond-style-name=""><text:span text:style-name="a643" text:class-names="">Clique para editar o estilo de título Mestre</text:span></text:p>
        </draw:text-box>
        <svg:title/>
        <svg:desc/>
      </draw:frame>
      <draw:frame draw:id="id74" draw:layer="Master1-bg" presentation:style-name="a661" draw:name="Espaço Reservado para Texto Vertical 2" svg:x="1.58747in" svg:y="2.20443in" svg:width="10.50227in" svg:height="3.77364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que para editar o texto Mestre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gundo ní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666" draw:name="Espaço Reservado para Data 3" svg:x="8.26131in" svg:y="0.3613in" svg:width="3.82843in" svg:height="0.33815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03/08/2021</text:date></text:span><text:span text:style-name="a664" text:class-names=""/></text:p>
        </draw:text-box>
        <svg:title/>
        <svg:desc/>
      </draw:frame>
      <draw:frame draw:id="id76" presentation:style-name="a669" draw:name="Espaço Reservado para Rodapé 4" svg:x="1.58747in" svg:y="0.36013in" svg:width="6.49479in" svg:height="0.33815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77" presentation:style-name="a673" draw:name="Espaço Reservado para o Número do Slide 5" svg:x="0.525in" svg:y="0.87377in" svg:width="0.88694in" svg:height="0.55072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nº›</text:page-number></text:span><text:span text:style-name="a671" text:class-names=""/></text:p>
        </draw:text-box>
        <svg:title/>
        <svg:desc/>
      </draw:frame>
      <draw:connector draw:type="line" svg:x1="1.59in" svg:y1="2.02in" svg:x2="12.09691in" svg:y2="2.02in" draw:id="id78" draw:style-name="a674" draw:name="Conector Reto 25">
        <svg:title/>
        <svg:desc/>
      </draw:connector>
      <presentation:notes style:page-layout-name="pageLayout2" draw:style-name="a706">
        <draw:frame draw:id="id8" presentation:style-name="a677" draw:name="Espaço Reservado para Cabeçalho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2" draw:name="Espaço Reservado para Data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>03/08/2021</text:date></text:span><text:span text:style-name="a6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83" draw:name="Espaço Reservado para Imagem de Slide 3">
          <svg:title/>
          <svg:desc/>
        </draw:page-thumbnail>
        <draw:frame draw:id="id11" presentation:style-name="a698" draw:name="Espaço Reservado para Anotações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Editar estilos de texto Mestre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gundo nível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1" draw:name="Espaço Reservado para Rodapé 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3" presentation:style-name="a705" draw:name="Espaço Reservado para Número de Slide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nº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708">
      <draw:frame draw:id="id79" draw:layer="Master1-bg" presentation:style-name="a711" draw:name="Título Vertical 1" svg:x="10.32274in" svg:y="0.87377in" svg:width="1.767in" svg:height="5.09612in" presentation:class="title" presentation:placeholder="false">
        <draw:text-box>
          <text:p text:style-name="a710" text:class-names="" text:cond-style-name=""><text:span text:style-name="a709" text:class-names="">Clique para editar o estilo de título Mestre</text:span></text:p>
        </draw:text-box>
        <svg:title/>
        <svg:desc/>
      </draw:frame>
      <draw:frame draw:id="id80" draw:layer="Master1-bg" presentation:style-name="a727" draw:name="Espaço Reservado para Texto Vertical 2" svg:x="1.57991in" svg:y="0.87377in" svg:width="8.56171in" svg:height="5.09612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que para editar o texto Mestr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gundo nível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draw:layer="Master1-bg" presentation:style-name="a732" draw:name="Espaço Reservado para Data 3" svg:x="8.26131in" svg:y="0.3613in" svg:width="3.82843in" svg:height="0.33815in" presentation:class="date-time" presentation:placeholder="false">
        <draw:text-box>
          <text:p text:style-name="a731" text:class-names="" text:cond-style-name=""><text:span text:style-name="a728" text:class-names=""><text:date text:fixed="false" style:data-style-name="a729">03/08/2021</text:date></text:span><text:span text:style-name="a730" text:class-names=""/></text:p>
        </draw:text-box>
        <svg:title/>
        <svg:desc/>
      </draw:frame>
      <draw:frame draw:id="id82" presentation:style-name="a735" draw:name="Espaço Reservado para Rodapé 4" svg:x="1.58747in" svg:y="0.36013in" svg:width="6.49479in" svg:height="0.33815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83" presentation:style-name="a739" draw:name="Espaço Reservado para o Número do Slide 5" svg:x="0.525in" svg:y="0.87377in" svg:width="0.88694in" svg:height="0.55072in" presentation:class="page-number" presentation:placeholder="false">
        <draw:text-box>
          <text:p text:style-name="a738" text:class-names="" text:cond-style-name=""><text:span text:style-name="a736" text:class-names=""><text:page-number style:num-format="1" text:fixed="false">‹nº›</text:page-number></text:span><text:span text:style-name="a737" text:class-names=""/></text:p>
        </draw:text-box>
        <svg:title/>
        <svg:desc/>
      </draw:frame>
      <draw:connector draw:type="line" svg:x1="10.32274in" svg:y1="0.87377in" svg:x2="10.32274in" svg:y2="5.96988in" draw:id="id84" draw:style-name="a740" draw:name="Conector Reto 14">
        <svg:title/>
        <svg:desc/>
      </draw:connector>
      <presentation:notes style:page-layout-name="pageLayout2" draw:style-name="a772">
        <draw:frame draw:id="id8" presentation:style-name="a743" draw:name="Espaço Reservado para Cabeçalho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9" presentation:style-name="a748" draw:name="Espaço Reservado para Data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03/08/2021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49" draw:name="Espaço Reservado para Imagem de Slide 3">
          <svg:title/>
          <svg:desc/>
        </draw:page-thumbnail>
        <draw:frame draw:id="id11" presentation:style-name="a764" draw:name="Espaço Reservado para Anotaçõ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Editar estilos de texto Mestr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Segundo nível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7" draw:name="Espaço Reservado para Rodapé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3" presentation:style-name="a771" draw:name="Espaço Reservado para Número de Slide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nº›</text:page-number></text:span><text:span text:style-name="a769" text:class-names=""/></text:p>
          </draw:text-box>
          <svg:title/>
          <svg:desc/>
        </draw:frame>
      </presentation:notes>
    </style:master-page>
    <style:handout-master style:page-layout-name="pageLayout3" draw:style-name="a773">
      <draw:frame draw:id="id85" presentation:style-name="a776" draw:name="Espaço Reservado para Cabeçalho 1" svg:x="0in" svg:y="0in" svg:width="3.25in" svg:height="0.50174in" presentation:class="head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6" presentation:style-name="a781" draw:name="Espaço Reservado para Data 2" svg:x="4.24826in" svg:y="0in" svg:width="3.25in" svg:height="0.50174in" presentation:class="date-time" presentation:placeholder="false">
        <draw:text-box>
          <text:p text:style-name="a780" text:class-names="" text:cond-style-name=""><text:span text:style-name="a777" text:class-names=""><text:date text:fixed="false" style:data-style-name="a778">03/08/2021</text:date></text:span><text:span text:style-name="a779" text:class-names=""/></text:p>
        </draw:text-box>
        <svg:title/>
        <svg:desc/>
      </draw:frame>
      <draw:frame draw:id="id87" presentation:style-name="a784" draw:name="Espaço Reservado para Rodapé 3" svg:x="0in" svg:y="9.49826in" svg:width="3.25in" svg:height="0.50174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88" presentation:style-name="a788" draw:name="Espaço Reservado para Número de Slide 4" svg:x="4.24826in" svg:y="9.49826in" svg:width="3.25in" svg:height="0.50174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>‹nº›</text:page-number></text:span><text:span text:style-name="a78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/>
    <dc:creator/>
    <meta:creation-date>2023-12-22T17:07:31Z</meta:creation-date>
    <dc:date>2023-12-22T18:00:37Z</dc:date>
    <meta:template xlink:href="TF10001119" xlink:type="simple"/>
    <meta:editing-cycles>381</meta:editing-cycles>
    <meta:editing-duration>PT0S</meta:editing-duration>
    <meta:document-statistic meta:paragraph-count="1" meta:word-count="1"/>
  </office:meta>
</office:document-meta>
</file>